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style:letter-kerning="false"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style:language-asian="en" style:country-asian="GB"/>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GB"/>
    </style:style>
    <style:style style:name="P18" style:parent-style-name="Normal"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style:letter-kerning="false" style:language-asian="en" style:country-asian="GB"/>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h text:style-name="P2" text:outline-level="1">ICO Data Security Analysis Project Report</text:h>
      <text:h text:style-name="P3" text:outline-level="1">By Sandisiwe Moyo</text:h>
      <text:h text:style-name="P4" text:outline-level="3">1. Description of the Data, Source, and Collection Method</text:h>
      <text:p text:style-name="P5">The dataset I used contains records of data security incidents reported to the Information Commissioner's Office (ICO). It includes information such as the year and quarter of the incident, type of data affected, the sector involved, the number of data subjects affected, and the decisions taken following each incident. This data was sourced from a publicly available ICO dataset that aggregates reported data breaches and incidents in the UK. The dataset is compiled from official reports submitted by various organizations.</text:p>
      <text:h text:style-name="P6" text:outline-level="3">2. Reflection on Representation, Biases, and Potential Consequences</text:h>
      <text:p text:style-name="P7">While the dataset is comprehensive, it only includes reported incidents, which may not represent all data breaches or security incidents occurring in reality. Some organizations might underreport incidents due to reputational concerns or legal implications, leading to potential underrepresentation of certain sectors or incident types. Additionally, the data uses ranges to describe the number of data subjects affected, which introduces approximation and reduces precision. These factors could bias the analysis and influence the conclusions drawn, particularly when recommending sector-specific interventions.</text:p>
      <text:h text:style-name="P8" text:outline-level="3">3. What I Learned During the Project</text:h>
      <text:p text:style-name="P9">Working on this project helped me understand the complexities involved in analyzing real-world security data. I learned how to handle and clean large datasets, convert categorical data into numeric formats for analysis, and create meaningful visualizations to reveal trends and patterns. Additionally, I improved my skills in interpreting data insights within the context of data security and regulatory compliance.</text:p>
      <text:h text:style-name="P10" text:outline-level="3">4. Challenges Encountered and How I Approached Them</text:h>
      <text:p text:style-name="P11">One significant challenge was dealing with the non-numeric ranges in the “No. Data Subjects Affected” column. To address this, I created a mapping dictionary to assign approximate numeric values to these ranges, enabling quantitative analysis. I also faced some issues with software environment setup, such as missing packages and limited storage, which I resolved by reinstalling packages and cleaning disk space. Lastly, understanding the data’s nuances and its potential biases required careful consideration to avoid drawing misleading conclusions.</text:p>
      <text:h text:style-name="P12" text:outline-level="3">5. What Went Well</text:h>
      <text:p text:style-name="P13">The data cleaning and exploratory analysis phases went smoothly, allowing me to quickly identify key patterns and generate insightful visualizations. Mapping categorical ranges to<text:s/><text:soft-page-break/>numeric values was effective for enabling quantitative analysis. I was able to provide clear recommendations based on the findings, supported by visual evidence.</text:p>
      <text:h text:style-name="P14" text:outline-level="3">6. What I Would Do Differently in Future Projects</text:h>
      <text:p text:style-name="P15">In future work, I would aim to incorporate more advanced statistical methods or machine learning techniques to better understand trends and predict incident risks. I would also try to source complementary datasets to validate and enrich the analysis. Improving the initial data environment setup to avoid installation issues would save time. Lastly, I would spend more time investigating potential biases by comparing with external data sources or industry benchmarks.</text:p>
      <text:h text:style-name="P16" text:outline-level="3">7. Ethical Statement</text:h>
      <text:p text:style-name="P17">This project deals with sensitive data regarding data breaches and personal information security. Although the dataset is publicly available and anonymized, the analysis highlights real vulnerabilities faced by organizations and individuals. It is important to approach this data with respect for privacy and confidentiality. Potential biases in the dataset must be acknowledged to avoid unfairly stigmatizing specific sectors or organizations. The insights gained aim to help improve data security practices and inform regulatory decisions, promoting better protection of personal data. Care must be taken to use these findings responsibly, ensuring they contribute positively to data security awareness and compliance.</text:p>
      <text:p text:style-name="P18"><text:span text:style-name="T19"><draw:custom-shape svg:x="0in" svg:y="0in" svg:width="45.51042in" svg:height="0.00139in" draw:z-index="0" draw:id="id0" draw:style-name="a0" draw:name="Horizontal Line 44" text:anchor-type="as-char"><svg:title/><svg:desc/><draw:enhanced-geometry draw:type="non-primitive" svg:viewBox="0 0 21600 21600" draw:enhanced-path="M 0 0 L 21600 0 21600 21600 0 21600 Z N"/></draw:custom-shap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ndi mguni</meta:initial-creator>
    <dc:creator>sandi mguni</dc:creator>
    <meta:creation-date>2025-06-12T19:17:00Z</meta:creation-date>
    <dc:date>2025-06-12T19:41:00Z</dc:date>
    <meta:template xlink:href="Normal" xlink:type="simple"/>
    <meta:editing-cycles>1</meta:editing-cycles>
    <meta:editing-duration>PT1440S</meta:editing-duration>
    <meta:document-statistic meta:page-count="2" meta:paragraph-count="8" meta:word-count="598" meta:character-count="4001" meta:row-count="28" meta:non-whitespace-character-count="3411"/>
  </office:meta>
</office:document-meta>
</file>